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320" officeooo:paragraph-rsid="00059320"/>
    </style:style>
    <style:style style:name="P2" style:family="paragraph" style:parent-style-name="Standard">
      <style:text-properties officeooo:rsid="0006f25a" officeooo:paragraph-rsid="0006f25a"/>
    </style:style>
    <style:style style:name="P3" style:family="paragraph" style:parent-style-name="Standard">
      <style:text-properties officeooo:paragraph-rsid="0006f25a"/>
    </style:style>
    <style:style style:name="P4" style:family="paragraph" style:parent-style-name="Standard">
      <style:text-properties officeooo:rsid="0007df47" officeooo:paragraph-rsid="0007df47"/>
    </style:style>
    <style:style style:name="P5" style:family="paragraph" style:parent-style-name="Standard">
      <style:text-properties officeooo:rsid="0008ebea" officeooo:paragraph-rsid="0008ebea"/>
    </style:style>
    <style:style style:name="P6" style:family="paragraph" style:parent-style-name="Standard">
      <style:text-properties officeooo:paragraph-rsid="0008ebea"/>
    </style:style>
    <style:style style:name="P7" style:family="paragraph" style:parent-style-name="Standard">
      <style:text-properties officeooo:rsid="000ade35" officeooo:paragraph-rsid="000ade35"/>
    </style:style>
    <style:style style:name="T1" style:family="text">
      <style:text-properties officeooo:rsid="0006f25a"/>
    </style:style>
    <style:style style:name="T2" style:family="text">
      <style:text-properties officeooo:rsid="0007df47"/>
    </style:style>
    <style:style style:name="T3" style:family="text">
      <style:text-properties officeooo:rsid="0008eb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2">Profe buenos días:</text:p>
      <text:p text:style-name="P2">Aprovecho esta oportunidad de la tarea para comentarle un poco de lo vivido y despedirme.</text:p>
      <text:p text:style-name="P3"><text:span text:style-name="T1">Como suelo decir no todas son ganada estos últimos tres día fueron terrible ya que no podía subir el sitio, desde mi pc habitual con ubuntu, </text:span><text:span text:style-name="T2">y desde la cual desarrolle toda la cursada,</text:span><text:span text:style-name="T1"> </text:span><text:span text:style-name="T2">así que lo hice desde windows. Pero tampoco quería. Motivo por el cual me rendí ante la consulta y recién hoy logre des trabarlo, por lógica, como toda complicación, trajo grandes aprendizajes, y mi familia que me banco ya que fueron 4 días de llegar del trabajo y meterle para intentar subir el trabajo, </text:span><text:span text:style-name="T3">y al fin </text:span><text:span text:style-name="T2">lo logre.</text:span></text:p>
      <text:p text:style-name="P4">Por otra parte agradecerle por todo lo enseñado en lo académico, pero mas por que siempre estuvo para responder todas las consultas, con mucha pero mucha predisposición y simpatía, lo que hizo que esta diplomatura pasara volando.</text:p>
      <text:p text:style-name="P4"/>
      <text:p text:style-name="P7">En la carpeta entrega_final estan el back el front, el video, los link de heroku, y este txt. ¿Este mismo repo junto a esta carpeta estaria bien para la entrega final?</text:p>
      <text:p text:style-name="P7"/>
      <text:p text:style-name="P5">Link heroku</text:p>
      <text:p text:style-name="P1"><text:a xlink:type="simple" xlink:href="https://majservicios.herokuapp.com/" text:style-name="Internet_20_link" text:visited-style-name="Visited_20_Internet_20_Link">https://majservicios.herokuapp.com/</text:a></text:p>
      <text:p text:style-name="P1"><text:a xlink:type="simple" xlink:href="http://majservicios1.herokuapp.com/" text:style-name="Internet_20_link" text:visited-style-name="Visited_20_Internet_20_Link">http://majservicios1.herokuapp.com/</text:a></text:p>
      <text:p text:style-name="P1"/>
      <text:p text:style-name="P1">link git</text:p>
      <text:p text:style-name="Standard"/>
      <text:p text:style-name="Standard"/>
      <text:p text:style-name="P6"><text:span text:style-name="T3">PD: siempre copio mal el link de git cualquier cosa que no lo pueda ver me avisa ya chequee que este publico.</text:span></text:p>
      <text:p text:style-name="P5">Sin mas saluda atte Marc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0:41:40.378021302</meta:creation-date>
    <dc:date>2022-08-27T11:27:59.640225717</dc:date>
    <meta:editing-duration>PT8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12" meta:character-count="1235" meta:non-whitespace-character-count="1034"/>
  </office:meta>
</office:document-meta>
</file>